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00%" fo:text-align="center" style:justify-single-word="false"/>
      <style:text-properties fo:font-size="14pt" officeooo:paragraph-rsid="00125296" style:font-size-asian="14pt" style:font-size-complex="14pt"/>
    </style:style>
    <style:style style:name="P2" style:family="paragraph" style:parent-style-name="Standard">
      <style:paragraph-properties fo:margin-left="0cm" fo:text-align="center" style:justify-single-word="false"/>
      <style:text-properties fo:font-size="14pt" officeooo:paragraph-rsid="00125296" style:font-size-asian="14pt" style:font-size-complex="14pt"/>
    </style:style>
    <style:style style:name="P3" style:family="paragraph" style:parent-style-name="Standard">
      <style:paragraph-properties fo:margin-left="0cm" fo:line-height="100%"/>
      <style:text-properties fo:font-size="14pt" officeooo:paragraph-rsid="00125296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-0.6cm" fo:line-height="100%" fo:text-align="justify" style:justify-single-word="false" fo:text-indent="0cm" style:auto-text-indent="false" style:page-number="auto" fo:background-color="transparent"/>
      <style:text-properties fo:font-size="14pt" officeooo:paragraph-rsid="00125296" style:font-size-asian="14pt" style:font-size-complex="14pt"/>
    </style:style>
    <style:style style:name="P5" style:family="paragraph" style:parent-style-name="Standard">
      <style:paragraph-properties fo:margin-left="0cm" fo:line-height="100%"/>
      <style:text-properties style:font-name="Caladea" fo:font-size="14pt" officeooo:paragraph-rsid="00125296" style:font-size-asian="14pt" style:font-size-complex="14pt"/>
    </style:style>
    <style:style style:name="P6" style:family="paragraph" style:parent-style-name="Standard">
      <style:paragraph-properties fo:margin-left="0cm" fo:line-height="100%" fo:text-align="center" style:justify-single-word="false"/>
      <style:text-properties style:font-name="Caladea" fo:font-size="14pt" officeooo:paragraph-rsid="00125296" style:font-size-asian="14pt" style:font-size-complex="14pt"/>
    </style:style>
    <style:style style:name="P7" style:family="paragraph" style:parent-style-name="Title" style:list-style-name="WWNum4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fo:font-size="14pt" officeooo:paragraph-rsid="00150d43" style:font-size-asian="14pt" style:font-size-complex="14pt"/>
    </style:style>
    <style:style style:name="P8" style:family="paragraph" style:parent-style-name="Title">
      <style:paragraph-properties fo:margin-left="0cm" fo:margin-top="0cm" fo:margin-bottom="0cm" style:contextual-spacing="false" fo:text-align="start" style:justify-single-word="false" fo:text-indent="1.251cm" style:auto-text-indent="false"/>
      <style:text-properties fo:text-transform="uppercase" fo:font-size="14pt" officeooo:paragraph-rsid="00150d43" style:font-size-asian="14pt" style:font-size-complex="14pt"/>
    </style:style>
    <style:style style:name="P9" style:family="paragraph" style:parent-style-name="Title">
      <style:paragraph-properties fo:margin-left="0cm" fo:margin-top="0cm" fo:margin-bottom="0cm" style:contextual-spacing="false" fo:text-align="justify" style:justify-single-word="false" fo:text-indent="1.251cm" style:auto-text-indent="false"/>
      <style:text-properties fo:font-size="14pt" officeooo:paragraph-rsid="00150d43" style:font-size-asian="14pt" style:font-size-complex="14pt"/>
    </style:style>
    <style:style style:name="P10" style:family="paragraph" style:parent-style-name="Title" style:list-style-name="WWNum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fo:font-size="14pt" officeooo:paragraph-rsid="00150d43" style:font-size-asian="14pt" style:font-size-complex="14pt"/>
    </style:style>
    <style:style style:name="P11" style:family="paragraph" style:parent-style-name="Standard">
      <style:paragraph-properties fo:margin-left="0cm" fo:margin-top="0cm" fo:margin-bottom="0cm" style:contextual-spacing="false" fo:line-height="100%" fo:text-indent="1.251cm" style:auto-text-indent="false"/>
      <style:text-properties fo:font-size="14pt" fo:language="ru" fo:country="RU" officeooo:paragraph-rsid="00150d43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paragraph-rsid="00150d43" style:font-size-asian="14pt" style:font-size-complex="14pt"/>
    </style:style>
    <style:style style:name="P1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officeooo:rsid="00150d43" officeooo:paragraph-rsid="00150d43" style:font-size-asian="14pt" style:font-size-complex="14pt"/>
    </style:style>
    <style:style style:name="P14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officeooo:paragraph-rsid="00150d43" style:font-size-asian="14pt" style:font-size-complex="14pt"/>
    </style:style>
    <style:style style:name="P1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officeooo:paragraph-rsid="00150d43" style:font-size-asian="14pt" style:font-size-complex="14pt"/>
    </style:style>
    <style:style style:name="P16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fo:font-size="14pt" officeooo:paragraph-rsid="00150d43" style:font-size-asian="14pt" style:font-size-complex="14pt"/>
    </style:style>
    <style:style style:name="P17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fo:font-size="14pt" officeooo:rsid="00150d43" officeooo:paragraph-rsid="00150d43" style:font-size-asian="14pt" style:font-size-complex="14pt"/>
    </style:style>
    <style:style style:name="P18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cm" style:contextual-spacing="false" fo:line-height="115%" fo:text-align="justify" style:justify-single-word="false" fo:text-indent="-0.6cm" style:auto-text-indent="false" style:page-number="auto" fo:background-color="transparent"/>
      <style:text-properties officeooo:paragraph-rsid="00150d43"/>
    </style:style>
    <style:style style:name="P19" style:family="paragraph" style:parent-style-name="Text_20_body" style:list-style-name="L1">
      <loext:graphic-properties draw:fill="none"/>
      <style:paragraph-properties fo:margin-left="1.3cm" fo:margin-right="0cm" fo:margin-top="0cm" fo:margin-bottom="0cm" style:contextual-spacing="false" fo:line-height="115%" fo:text-align="justify" style:justify-single-word="false" fo:text-indent="-0.6cm" style:auto-text-indent="false" fo:background-color="transparent"/>
      <style:text-properties officeooo:paragraph-rsid="00150d43"/>
    </style:style>
    <style:style style:name="P20" style:family="paragraph" style:parent-style-name="Text_20_body">
      <style:paragraph-properties fo:margin-left="0cm" fo:margin-top="0cm" fo:margin-bottom="0cm" style:contextual-spacing="false" fo:line-height="100%" fo:text-align="justify" style:justify-single-word="false" fo:text-indent="1.251cm" style:auto-text-indent="false"/>
    </style:style>
    <style:style style:name="P21" style:family="paragraph" style:parent-style-name="Text_20_body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0d43"/>
    </style:style>
    <style:style style:name="P22" style:family="paragraph" style:parent-style-name="Text_20_body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b01e"/>
    </style:style>
    <style:style style:name="P23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15b01e"/>
    </style:style>
    <style:style style:name="P24" style:family="paragraph" style:parent-style-name="Heading_20_4">
      <style:paragraph-properties fo:margin-left="0cm" fo:margin-top="0cm" fo:margin-bottom="0cm" style:contextual-spacing="false" fo:text-align="justify" style:justify-single-word="false" fo:text-indent="1.251cm" style:auto-text-indent="false"/>
      <style:text-properties fo:font-size="14pt" fo:font-weight="normal" officeooo:paragraph-rsid="0015b01e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1b8259"/>
    </style:style>
    <style:style style:name="P26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fo:font-size="14pt" officeooo:rsid="00150d43" officeooo:paragraph-rsid="0015b01e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15b01e"/>
    </style:style>
    <style:style style:name="P29" style:family="paragraph" style:parent-style-name="Text_20_body">
      <style:paragraph-properties fo:margin-left="0cm" fo:margin-top="0cm" fo:margin-bottom="0cm" style:contextual-spacing="false" fo:text-align="justify" style:justify-single-word="false" fo:text-indent="1.251cm" style:auto-text-indent="false"/>
      <style:text-properties officeooo:paragraph-rsid="00150d43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fo:break-before="page" fo:background-color="transparent"/>
      <style:text-properties officeooo:paragraph-rsid="0015b01e"/>
    </style:style>
    <style:style style:name="P3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 fo:break-before="page"/>
      <style:text-properties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Source Code Pro" fo:font-size="14pt" fo:font-weight="normal" officeooo:rsid="001b2b4d" officeooo:paragraph-rsid="0015b01e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5296"/>
    </style:style>
    <style:style style:name="T3" style:family="text">
      <style:text-properties officeooo:rsid="00125296"/>
    </style:style>
    <style:style style:name="T4" style:family="text">
      <style:text-properties style:font-size-complex="14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officeooo:rsid="001b2b4d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fo:text-transform="uppercase" officeooo:rsid="0015b01e"/>
    </style:style>
    <style:style style:name="T9" style:family="text">
      <style:text-properties fo:text-transform="uppercase" officeooo:rsid="0005acc8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text-transform="uppercase" officeooo:rsid="00087249"/>
    </style:style>
    <style:style style:name="T1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4" style:family="text">
      <style:text-properties fo:language="ru" fo:country="RU" fo:font-weight="normal" style:font-weight-asian="normal" style:font-name-complex="Times New Roman1" style:font-weight-complex="normal"/>
    </style:style>
    <style:style style:name="T15" style:family="text">
      <style:text-properties fo:language="ru" fo:country="RU" fo:font-weight="normal" officeooo:rsid="00178bff" style:font-weight-asian="normal" style:font-name-complex="Times New Roman1" style:font-weight-complex="normal"/>
    </style:style>
    <style:style style:name="T16" style:family="text">
      <style:text-properties fo:language="ru" fo:country="RU" fo:font-weight="normal" officeooo:rsid="0005ee9d" style:font-weight-asian="normal" style:font-name-complex="Times New Roman1" style:font-weight-complex="normal"/>
    </style:style>
    <style:style style:name="T17" style:family="text">
      <style:text-properties fo:text-transform="uppercase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fo:text-transform="uppercase" fo:language="ru" fo:country="RU" fo:font-weight="bold" officeooo:rsid="0015b01e" style:font-weight-asian="bold" style:font-name-complex="Times New Roman1" style:font-weight-complex="bold"/>
    </style:style>
    <style:style style:name="T19" style:family="text">
      <style:text-properties fo:text-transform="uppercase" fo:language="ru" fo:country="RU" fo:font-weight="bold" officeooo:rsid="0005ee9d" style:font-weight-asian="bold" style:font-name-complex="Times New Roman1" style:font-weight-complex="bold"/>
    </style:style>
    <style:style style:name="T20" style:family="text">
      <style:text-properties fo:language="ru" fo:country="RU" style:font-name-complex="Times New Roman1"/>
    </style:style>
    <style:style style:name="T21" style:family="text">
      <style:text-properties style:font-name="Source Code Pro" fo:language="ru" fo:country="RU" style:font-name-complex="Times New Roman1"/>
    </style:style>
    <style:style style:name="T22" style:family="text">
      <style:text-properties officeooo:rsid="00150d43"/>
    </style:style>
    <style:style style:name="T23" style:family="text">
      <style:text-properties officeooo:rsid="0019f8c6"/>
    </style:style>
    <style:style style:name="T24" style:family="text">
      <style:text-properties style:font-name="Source Code Pro" fo:font-size="14pt" style:font-size-asian="14pt" style:font-size-complex="14pt"/>
    </style:style>
    <style:style style:name="T25" style:family="text">
      <style:text-properties style:font-name="Caladea" fo:font-size="14pt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9f8c6" style:font-size-asian="14pt" style:font-size-complex="14pt"/>
    </style:style>
    <style:style style:name="T28" style:family="text">
      <style:text-properties style:font-name="Source Code Pro" fo:font-size="14pt" officeooo:rsid="00150d43" style:font-size-asian="14pt" style:font-size-complex="14pt"/>
    </style:style>
    <style:style style:name="T29" style:family="text">
      <style:text-properties fo:font-size="14pt" officeooo:rsid="0015b01e" style:font-size-asian="14pt" style:font-size-complex="14pt"/>
    </style:style>
    <style:style style:name="T30" style:family="text">
      <style:text-properties fo:font-size="14pt" officeooo:rsid="00150d43" style:font-size-asian="14pt" style:font-size-complex="14pt"/>
    </style:style>
    <style:style style:name="T31" style:family="text">
      <style:text-properties style:font-name="Source Code Pro" fo:font-size="14pt" officeooo:rsid="0015b01e" style:font-size-asian="14pt" style:font-size-complex="14pt"/>
    </style:style>
    <style:style style:name="T32" style:family="text">
      <style:text-properties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33" style:family="text">
      <style:text-properties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34" style:family="text">
      <style:text-properties fo:language="ru" fo:country="RU" officeooo:rsid="00087249" style:font-name-complex="Times New Roman1"/>
    </style:style>
    <style:style style:name="T35" style:family="text">
      <style:text-properties officeooo:rsid="0019c330"/>
    </style:style>
    <style:style style:name="T36" style:family="text">
      <style:text-properties style:font-name="Source Code Pro"/>
    </style:style>
    <style:style style:name="T37" style:family="text">
      <style:text-properties fo:text-transform="uppercase" fo:language="ru" fo:country="RU" officeooo:rsid="00087249" style:font-name-complex="Times New Roman1"/>
    </style:style>
    <style:style style:name="T38" style:family="text">
      <style:text-properties fo:text-transform="uppercase" fo:language="ru" fo:country="RU" officeooo:rsid="0005ee9d" style:font-name-complex="Times New Roman1"/>
    </style:style>
    <style:style style:name="T39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<text:span text:style-name="T1">афедра </text:span><text:span text:style-name="T2">электронных вычислительных маши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3">1</text:span></text:p>
      <text:p text:style-name="P2" loext:marker-style-name="T4">«<text:span text:style-name="T5">Знакомство с Linux/Unix и средой програм-</text:span></text:p>
      <text:p text:style-name="P2" loext:marker-style-name="T4"><text:span text:style-name="T5">мирования. POSIX-совместимая файловая система.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Проверил:<text:tab/><text:tab/><text:tab/><text:tab/><text:tab/><text:tab/><text:tab/><text:tab/><text:tab/><text:span text:style-name="T3">Поденок Л.П.</text:span></text:p>
      <text:p text:style-name="P3">Выполнил: <text:tab/><text:tab/><text:tab/><text:tab/><text:tab/><text:tab/><text:tab/><text:tab/><text:tab/>ст. гр. <text:span text:style-name="T3">350501</text:span></text:p>
      <text:p text:style-name="P4"><text:tab/><text:tab/><text:tab/><text:tab/><text:tab/><text:tab/><text:tab/><text:tab/><text:tab/> <text:s text:c="10"/><text:span text:style-name="T6">Макушинская Д.В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Минск 202<text:span text:style-name="T3">5</text:span></text:p>
      <text:p text:style-name="P1"><text:soft-page-break/></text:p>
      <text:list text:style-name="WWNum4">
        <text:list-item>
          <text:list>
            <text:list-item>
              <text:list>
                <text:list-header>
                  <text:p text:style-name="P7" loext:marker-style-name="T7"><text:span text:style-name="T8">1 </text:span><text:span text:style-name="T9">УСЛОВИЕ ЛАБАРАТОРНОЙ РАБОТЫ</text:span></text:p>
                </text:list-header>
              </text:list>
            </text:list-item>
          </text:list>
        </text:list-item>
      </text:list>
      <text:p text:style-name="P8" loext:marker-style-name="T7"/>
      <text:p text:style-name="P9" loext:marker-style-name="T10"><text:span text:style-name="T11">Разработать программу dirwalk, сканирующую файловую систему и выводящую в stdout информацию в соответствии с опциями программы.</text:span></text:p>
      <text:p text:style-name="P9" loext:marker-style-name="T10"><text:span text:style-name="T11">Формат вывода аналогичен формату вывода утилиты find.</text:span></text:p>
      <text:p text:style-name="P9" loext:marker-style-name="T10"><text:span text:style-name="T11">dirwalk [dir] [options]</text:span></text:p>
      <text:p text:style-name="P9" loext:marker-style-name="T10"><text:span text:style-name="T11">dir ‒ начальный каталог. Если опущен, текущий (./).</text:span></text:p>
      <text:p text:style-name="P9" loext:marker-style-name="T10"><text:span text:style-name="T11">options ‒ опции.</text:span></text:p>
      <text:p text:style-name="P9" loext:marker-style-name="T10"><text:span text:style-name="T11">-l ‒ только символические ссылки (-type l)</text:span></text:p>
      <text:p text:style-name="P9" loext:marker-style-name="T10"><text:span text:style-name="T11">-d ‒ только каталоги (-type d)</text:span></text:p>
      <text:p text:style-name="P9" loext:marker-style-name="T10"><text:span text:style-name="T11">-f ‒ только файлы (-type f)</text:span></text:p>
      <text:p text:style-name="P9" loext:marker-style-name="T10"><text:span text:style-name="T11">-s ‒ сортировать выход в соответствии с LC_COLLATE</text:span></text:p>
      <text:p text:style-name="P9" loext:marker-style-name="T10"><text:span text:style-name="T11">Опции могут быть указаны как перед каталогом, так и после.</text:span></text:p>
      <text:p text:style-name="P9" loext:marker-style-name="T10"><text:span text:style-name="T11">Опции могут быть указаны как раздельно, так и вместе (-l -d, -ld).</text:span></text:p>
      <text:p text:style-name="P9" loext:marker-style-name="T10"><text:span text:style-name="T11">Если опции ldf опущены, выводятся каталоги, файлы и ссылки.</text:span></text:p>
      <text:p text:style-name="P9" loext:marker-style-name="T10"><text:span text:style-name="T11">Программа должна быть переносимой (возможности linux не используются, только POSIX).</text:span></text:p>
      <text:list text:continue-numbering="true" text:style-name="WWNum4">
        <text:list-header>
          <text:p text:style-name="P10" loext:marker-style-name="T7"><text:span text:style-name="T8">2 </text:span><text:span text:style-name="T12">О</text:span><text:span text:style-name="T9">ПИСАНИЕ АЛГОРИТМОВ И РЕШЕНИЙ</text:span></text:p>
        </text:list-header>
      </text:list>
      <text:p text:style-name="P11" loext:marker-style-name="T13"/>
      <text:p text:style-name="P12" loext:marker-style-name="T13"><text:span text:style-name="T14">Программа предназначена для поиска файлов, </text:span><text:span text:style-name="T15">каталогов</text:span><text:span text:style-name="T16">, ссылок </text:span><text:span text:style-name="T14">в указанн</text:span><text:span text:style-name="T15">ом каталоге</text:span><text:span text:style-name="T14"> с возможностью фильтрации по типу файлов и сортировки результатов. </text:span></text:p>
      <text:p text:style-name="P13" loext:marker-style-name="T13"><text:span text:style-name="T14">Если начальный каталог не задан, таковым считается текущий. Программа сканирует все каталоги и их содержимое, </text:span><text:span text:style-name="T15">используя рекурсивный вызов функции для сканирования,</text:span><text:span text:style-name="T14"> и выводит результат, соответствующий заданным опциям. </text:span></text:p>
      <text:p text:style-name="P14" loext:marker-style-name="T17"><text:span text:style-name="T18">3 </text:span><text:span text:style-name="T19">ФУНКЦИОНАЛЬНАЯ СТРУКТУРА ПРОЕКТА</text:span></text:p>
      <text:p text:style-name="P15" loext:marker-style-name="T13"><text:span text:style-name="T20"/></text:p>
      <text:p text:style-name="P15" loext:marker-style-name="T13"><text:span text:style-name="T21">walk_directory</text:span><text:span text:style-name="T20">:</text:span></text:p>
      <text:p text:style-name="P16">Основная функция<text:span text:style-name="T22">, </text:span>предназначен<text:span text:style-name="T22">ная</text:span> для рекурсивного обхода заданно<text:span text:style-name="T23">го каталога </text:span>и сбора информации о файлах и подкаталогах. Она позволяет фильтровать результаты в зависимости от типа файлов (ссылки, <text:span text:style-name="T23">каталоги</text:span>, обычные файлы) и может сортировать записи. </text:p>
      <text:p text:style-name="P17">Принимаемые параметры:</text:p>
      <text:list text:style-name="L1">
        <text:list-item>
          <text:p text:style-name="P18"><text:span text:style-name="Source_20_Text"><text:span text:style-name="T24">const char *path</text:span></text:span><text:span text:style-name="T25">: </text:span><text:span text:style-name="T26">Путь к директории, которую необходимо обойти. </text:span></text:p>
        </text:list-item>
        <text:list-item>
          <text:p text:style-name="P19"><text:span text:style-name="Source_20_Text"><text:span text:style-name="T24">int show_links</text:span></text:span><text:span text:style-name="T26">: Флаг, указывающий, следует ли показывать символические ссылки. </text:span></text:p>
        </text:list-item>
        <text:list-item>
          <text:p text:style-name="P19"><text:span text:style-name="Source_20_Text"><text:span text:style-name="T24">int show_dirs</text:span></text:span><text:span text:style-name="T24">: </text:span><text:span text:style-name="T26">Флаг, указывающий, следует ли показывать </text:span><text:span text:style-name="T27">катлоги</text:span><text:span text:style-name="T26">. </text:span></text:p>
        </text:list-item>
        <text:list-item>
          <text:p text:style-name="P19"><text:span text:style-name="Source_20_Text"><text:span text:style-name="T24">int show_files</text:span></text:span><text:span text:style-name="T24">:</text:span><text:span text:style-name="T25"> </text:span><text:span text:style-name="T26">Флаг, указывающий, следует ли показывать обычные файлы. </text:span></text:p>
        </text:list-item>
        <text:list-item>
          <text:p text:style-name="P19"><text:span text:style-name="Source_20_Text"><text:span text:style-name="T24">int sort_entries</text:span></text:span><text:span text:style-name="T24">: </text:span><text:span text:style-name="T26">Флаг, указывающий, следует ли сортировать результаты. </text:span></text:p>
        </text:list-item>
        <text:list-item>
          <text:p text:style-name="P19"><text:span text:style-name="Source_20_Text"><text:span text:style-name="T24">int *total_count</text:span></text:span><text:span text:style-name="T24">:</text:span><text:span text:style-name="T25"> </text:span><text:span text:style-name="T26">Указатель на целочисленную переменную, в которую будет записано общее количество найденных записей. </text:span></text:p>
        </text:list-item>
      </text:list>
      <text:p text:style-name="P20"><text:span text:style-name="T26">Функция возвращает массив строк (</text:span><text:span text:style-name="Source_20_Text"><text:span text:style-name="T26">char **</text:span></text:span><text:span text:style-name="T26">), содержащий полные пути к найденным записям. Если произошла ошибка, возвращается </text:span><text:span text:style-name="Source_20_Text"><text:span text:style-name="T26">NULL</text:span></text:span><text:span text:style-name="T26">.</text:span></text:p>
      <text:p text:style-name="P21"><text:span text:style-name="Source_20_Text"><text:span text:style-name="T28">compare_entries</text:span></text:span><text:span text:style-name="T24">:</text:span></text:p>
      <text:p text:style-name="P21"><text:span text:style-name="T26">Функция предназначена для сравнения двух строк, которые представляют собой пути к файлам или </text:span><text:span text:style-name="T27">каталогам</text:span><text:span text:style-name="T26">. Она используется в контексте сортировки массива стро</text:span><text:span text:style-name="T29">к</text:span><text:span text:style-name="T26"> с функцией </text:span><text:span text:style-name="Source_20_Text"><text:span text:style-name="T26">qsort()</text:span></text:span><text:span text:style-name="T26">.</text:span></text:p>
      <text:p text:style-name="P22"><text:span text:style-name="Source_20_Text"><text:span text:style-name="T30">Принимаемые параметры:</text:span></text:span></text:p>
      <text:list text:style-name="L2">
        <text:list-item>
          <text:p text:style-name="P23"><text:span text:style-name="Source_20_Text"><text:span text:style-name="T24">const void *a</text:span></text:span><text:span text:style-name="T24">:</text:span><text:span text:style-name="T25"> </text:span><text:span text:style-name="T26">Указатель на первый элемент для сравнения </text:span></text:p>
        </text:list-item>
        <text:list-item>
          <text:p text:style-name="P23"><text:span text:style-name="Source_20_Text"><text:span text:style-name="T24">const void *b</text:span></text:span><text:span text:style-name="T24">: </text:span><text:span text:style-name="T26">Указатель на второй элемент для сравнения </text:span></text:p>
        </text:list-item>
      </text:list>
      <text:h text:style-name="P24" text:outline-level="4">Функция возвращает целое число, которое указывает на порядок строк.</text:h>
      <text:p text:style-name="P25"><text:span text:style-name="Source_20_Text"><text:span text:style-name="T24">print_entries</text:span></text:span><text:span text:style-name="T24">:</text:span></text:p>
      <text:p text:style-name="P25"><text:span text:style-name="T26">Функция <text:s/>предназначена для вывода на экран массива строк и освобождения памяти, выделенной для этих строк и самого массива. </text:span></text:p>
      <text:p text:style-name="P26">Принимаемые параметры:</text:p>
      <text:list text:style-name="L3">
        <text:list-item>
          <text:p text:style-name="P27"><text:span text:style-name="Source_20_Text"><text:span text:style-name="T24">char **entries</text:span></text:span><text:span text:style-name="T24">: </text:span><text:span text:style-name="T26">Указатель на массив строк (массив указателей на </text:span><text:span text:style-name="Source_20_Text"><text:span text:style-name="T26">char</text:span></text:span><text:span text:style-name="T26">), который содержит пути к файлам или </text:span><text:span text:style-name="T27">каталогам</text:span><text:span text:style-name="T26">. </text:span></text:p>
        </text:list-item>
        <text:list-item>
          <text:p text:style-name="P27"><text:span text:style-name="Source_20_Text"><text:span text:style-name="T24">int count</text:span></text:span><text:span text:style-name="T24">: </text:span><text:span text:style-name="T26">Количество строк в массиве </text:span><text:span text:style-name="Source_20_Text"><text:span text:style-name="T26">entries</text:span></text:span><text:span text:style-name="T26">. </text:span></text:p>
        </text:list-item>
      </text:list>
      <text:p text:style-name="P28"><text:span text:style-name="Source_20_Text"><text:span text:style-name="T31">main</text:span></text:span><text:span text:style-name="T24">:</text:span></text:p>
      <text:p text:style-name="P29"><text:soft-page-break/><text:span text:style-name="T26">Функция </text:span><text:span text:style-name="Source_20_Text"><text:span text:style-name="T26">main</text:span></text:span><text:span text:style-name="T26"> является основной точкой входа в программу, которая реализует функциональность обхода </text:span><text:span text:style-name="T27">каталогов</text:span><text:span text:style-name="T26"> и вывода информации о файлах. Она обрабатывает аргументы командной строки, вызывает функцию для обхода </text:span><text:span text:style-name="T27">каталогов</text:span><text:span text:style-name="T26"> и выводит результаты. </text:span></text:p>
      <text:p text:style-name="P30" loext:marker-style-name="T13"><text:span text:style-name="T32">4 </text:span><text:span text:style-name="T33">ПОРЯДОК СБОРКИ И ЗАПУСКА</text:span></text:p>
      <text:p text:style-name="P31" loext:marker-style-name="T13"><text:span text:style-name="T34"/></text:p>
      <text:p text:style-name="P32" loext:marker-style-name="T13">1. <text:span text:style-name="T35">К</text:span>лониров<text:span text:style-name="T35">ать</text:span> репозитор<text:span text:style-name="T6">ий</text:span></text:p>
      <text:p text:style-name="P33" loext:marker-style-name="T13"><text:s text:c="3"/><text:span text:style-name="T36">git clone https://github.com/13dashaa/OSaSP_lab1.git</text:span></text:p>
      <text:p text:style-name="P32" loext:marker-style-name="T13">2. Перей<text:span text:style-name="T35">ти </text:span>в <text:span text:style-name="T35">каталог</text:span> репозитория.</text:p>
      <text:p text:style-name="P33" loext:marker-style-name="T13"><text:s text:c="4"/><text:span text:style-name="T36">cd OSaSP_lab1</text:span></text:p>
      <text:p text:style-name="P34" loext:marker-style-name="T13">3. Собр<text:span text:style-name="T35">ать</text:span> проект с помощью make. <text:span text:style-name="T35">п</text:span>о умолчанию сборка происходит в режиме отладки.</text:p>
      <text:p text:style-name="P35" loext:marker-style-name="T13"><text:s text:c="4"/><text:span text:style-name="T36">make <text:s/></text:span></text:p>
      <text:p text:style-name="P32" loext:marker-style-name="T13">4. Запус<text:span text:style-name="T35">тить</text:span> программ<text:span text:style-name="T35">у.</text:span></text:p>
      <text:p text:style-name="P32" loext:marker-style-name="T13">После сборки использовать команду dirwalk для обхода <text:span text:style-name="T35">каталогов</text:span>.</text:p>
      <text:p text:style-name="P33" loext:marker-style-name="T13"><text:s text:c="3"/><text:span text:style-name="T36"><text:s/>./build/debug/dirwalk &lt;directory_path&gt; &lt;options&gt;</text:span></text:p>
      <text:p text:style-name="P32" loext:marker-style-name="T13">Аргументы</text:p>
      <text:p text:style-name="P33" loext:marker-style-name="T13"><text:span text:style-name="T36">&lt;directory_path&gt;</text:span>: Путь к <text:span text:style-name="T35">каталогу</text:span>.</text:p>
      <text:p text:style-name="P33" loext:marker-style-name="T13"><text:span text:style-name="T36">&lt;options&gt;:</text:span> Опции для фильтрации и сортировки.</text:p>
      <text:p text:style-name="P32" loext:marker-style-name="T13">Доступные опции</text:p>
      <text:p text:style-name="P32" loext:marker-style-name="T13">-l: Показывать только символические ссылки (-type l).</text:p>
      <text:p text:style-name="P32" loext:marker-style-name="T13">-d: Показывать только каталоги (-type d).</text:p>
      <text:p text:style-name="P32" loext:marker-style-name="T13">-f: Показывать только файлы (-type f).</text:p>
      <text:p text:style-name="P32" loext:marker-style-name="T13">-s: SСортировать вывод в соответствии с LC_COLLATE.</text:p>
      <text:p text:style-name="P36" loext:marker-style-name="T13"><text:span text:style-name="T34">5 </text:span><text:span text:style-name="T37">результат</text:span><text:span text:style-name="T38">ы</text:span><text:span text:style-name="T37"> тестирования</text:span></text:p>
      <text:p text:style-name="P37" loext:marker-style-name="T13"><text:span text:style-name="T39"/></text:p>
      <text:p text:style-name="P37" loext:marker-style-name="T13">1. ~/OSaSP_lab1$ ./build/debug/dirwalk </text:p>
      <text:p text:style-name="P37" loext:marker-style-name="T13">./Makefile</text:p>
      <text:p text:style-name="P37" loext:marker-style-name="T13">./README.md</text:p>
      <text:p text:style-name="P37" loext:marker-style-name="T13">./src</text:p>
      <text:p text:style-name="P37" loext:marker-style-name="T13">./src/compare_entries.c</text:p>
      <text:p text:style-name="P37" loext:marker-style-name="T13">./src/dirwalk.h</text:p>
      <text:p text:style-name="P37" loext:marker-style-name="T13">./src/main.c</text:p>
      <text:p text:style-name="P37" loext:marker-style-name="T13">./src/print_entries.c</text:p>
      <text:p text:style-name="P37" loext:marker-style-name="T13">./src/walk_directory.c</text:p>
      <text:p text:style-name="P37" loext:marker-style-name="T13">./build</text:p>
      <text:p text:style-name="P37" loext:marker-style-name="T13">./build/debug</text:p>
      <text:p text:style-name="P37" loext:marker-style-name="T13">./build/debug/compare_entries.o</text:p>
      <text:p text:style-name="P37" loext:marker-style-name="T13">./build/debug/main.o</text:p>
      <text:p text:style-name="P37" loext:marker-style-name="T13">./build/debug/print_entries.o</text:p>
      <text:p text:style-name="P37" loext:marker-style-name="T13">./build/debug/walk_directory.o</text:p>
      <text:p text:style-name="P37" loext:marker-style-name="T13">./build/debug/dirwalk</text:p>
      <text:p text:style-name="P37" loext:marker-style-name="T13">2. ~/OSaSP_lab1$ ./build/debug/dirwalk -f</text:p>
      <text:p text:style-name="P37" loext:marker-style-name="T13">./Makefile</text:p>
      <text:p text:style-name="P37" loext:marker-style-name="T13">./README.md</text:p>
      <text:p text:style-name="P37" loext:marker-style-name="T13">./src/compare_entries.c</text:p>
      <text:p text:style-name="P37" loext:marker-style-name="T13">./src/dirwalk.h</text:p>
      <text:p text:style-name="P37" loext:marker-style-name="T13">./src/main.c</text:p>
      <text:p text:style-name="P37" loext:marker-style-name="T13">./src/print_entries.c</text:p>
      <text:p text:style-name="P37" loext:marker-style-name="T13">./src/walk_directory.c</text:p>
      <text:p text:style-name="P37" loext:marker-style-name="T13">./build/debug/compare_entries.o</text:p>
      <text:p text:style-name="P37" loext:marker-style-name="T13">./build/debug/main.o</text:p>
      <text:p text:style-name="P37" loext:marker-style-name="T13">./build/debug/print_entries.o</text:p>
      <text:p text:style-name="P37" loext:marker-style-name="T13">./build/debug/walk_directory.o</text:p>
      <text:p text:style-name="P37" loext:marker-style-name="T13">./build/debug/dirwalk</text:p>
      <text:p text:style-name="P37" loext:marker-style-name="T13">3. ~/OSaSP_lab1$ ./build/debug/dirwalk -ds</text:p>
      <text:p text:style-name="P37" loext:marker-style-name="T13">./build</text:p>
      <text:p text:style-name="P37" loext:marker-style-name="T13">./build/debug</text:p>
      <text:p text:style-name="P37" loext:marker-style-name="T13">./src</text:p>
      <text:p text:style-name="P37" loext:marker-style-name="T13">4. ~/OSaSP_lab1$ ./build/debug/dirwalk src</text:p>
      <text:p text:style-name="P37" loext:marker-style-name="T13">src/compare_entries.c</text:p>
      <text:p text:style-name="P37" loext:marker-style-name="T13">src/dirwalk.h</text:p>
      <text:p text:style-name="P37" loext:marker-style-name="T13">src/main.c</text:p>
      <text:p text:style-name="P37" loext:marker-style-name="T13">src/print_entries.c</text:p>
      <text:p text:style-name="P37" loext:marker-style-name="T13">src/walk_directory.c</text:p>
      <text:p text:style-name="P37" loext:marker-style-name="T13"/>
      <text:p text:style-name="P38" loext:marker-style-name="T13"/>
      <text:p text:style-name="P39" loext:marker-style-name="T1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8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2-26T10:33:53.007970143</dc:date>
    <meta:editing-duration>PT39M22S</meta:editing-duration>
    <meta:editing-cycles>7</meta:editing-cycles>
    <meta:generator>LibreOffice/24.8.4.2$Linux_X86_64 LibreOffice_project/480$Build-2</meta:generator>
    <meta:print-date>2025-02-26T10:34:07.642713284</meta:print-date>
    <meta:printed-by>Файлы PDF</meta:printed-by>
    <meta:document-statistic meta:table-count="0" meta:image-count="0" meta:object-count="0" meta:page-count="8" meta:paragraph-count="112" meta:word-count="594" meta:character-count="4904" meta:non-whitespace-character-count="4359"/>
  </office:meta>
</office:document-meta>
</file>